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Normal" style:family="paragraph">
      <style:text-properties fo:language="en" fo:country="GB"/>
    </style:style>
    <style:style style:name="P10" style:parent-style-name="Normal" style:family="paragraph">
      <style:text-properties fo:font-size="14pt" style:font-size-asian="14pt" style:font-size-complex="14pt" fo:language="en" fo:country="GB"/>
    </style:style>
  </office:automatic-styles>
  <office:body>
    <office:text text:use-soft-page-breaks="true">
      <text:p text:style-name="P1">Encje:</text:p>
      <text:p text:style-name="Normal">User – encja reprezentująca użytkownika aplikacji. Posiada pole identyfikujące wraz z podstawowymi informacjami o użytkowniku: nazwę użytkownika, hasło, status, imię, nazwisko, adres zamieszkania, adres email, numer telefonu.</text:p>
      <text:p text:style-name="Normal">ProductCategory – encja reprezentująca kategorię produktu. Posiada pole identyfikujące wraz z podstawowymi informacjami o kategorii produktu: nazwę kategorii, relację do encji produktów z danej kategorii.</text:p>
      <text:p text:style-name="Normal">Product – encja reprezentująca produkt. Posiada pole identyfikujące wraz z podstawowymi informacjami o produkcie: nazwę produktu, cenę, opis, relację do encji kategorii produktu, relację do encji<text:s/>koszyków zakupów.</text:p>
      <text:p text:style-name="Normal">Cart – encja reprezentująca koszyk zakupów. Posiada pole identyfikujące wraz z podstawowymi informacjami o koszyku zakupów: relację do encji użytkownika, relację do encji produktów.</text:p>
      <text:p text:style-name="Normal">Order – encja reprezentująca zamówienie. Posiada pole identyfikujące wraz z podstawowymi informacjami o zamówieniu: relacje do encji koszyka zakupów, adres dostawy, status płatności, status ukończenia.</text:p>
      <text:p text:style-name="Normal"/>
      <text:p text:style-name="P2">Repozytoria:</text:p>
      <text:p text:style-name="Normal">UserRepository – klasa posiada jedną<text:s/>dodatkową<text:s/>metodę do wyszukiwania użytkowników<text:s/>za pomocą nazwy.</text:p>
      <text:p text:style-name="Normal">ProductCategoryRepository<text:s/>– klasa posiada jedną<text:s/>dodatkową<text:s/>metodę do wyszukiwania kategorii produktów za pomocą nazwy.</text:p>
      <text:p text:style-name="Normal">ProductRepository – klasa posiada dwie<text:s/>dodatkowe<text:s/>metody do wyszukiwania produktów: za pomocą nazwy oraz kategorii.</text:p>
      <text:p text:style-name="Normal">CartRepository – klasa nie posiada żadnych metod.</text:p>
      <text:p text:style-name="Normal">OrderRepository – klasa posiada dwie<text:s/>dodatkowe<text:s/>metody do wyszukiwania zamówień: za pomocą nazwy użytkownika oraz statusu.</text:p>
      <text:p text:style-name="Normal"/>
      <text:p text:style-name="P3">Serwisy:</text:p>
      <text:p text:style-name="Normal">UserRepository –<text:s/>serwis użytkownika posiada<text:s/>implementacje<text:s/>metod:<text:s/>do tworzenia nowego użytkownika;<text:s/>do wyszukiwania wszystkich użytkowników, z wykorzystaniem identyfikatora, nazwy użytkownika; do aktualizowania i do usuwania użytkowników.</text:p>
      <text:p text:style-name="Normal">ProductCategoryRepository –<text:s/>serwis<text:s/>kategorii produktu<text:s/>posiada<text:s/>implementacje<text:s/>metod: do tworzenia nowej kategorii; do wyszukiwania wszystkich kategorii produktów, z wykorzystaniem identyfikatora, nazwy kategorii; do aktualizowania i do usuwania kategorii.</text:p>
      <text:p text:style-name="Normal">ProductRepository –<text:s/>serwis<text:s/>produktu<text:s/>posiada<text:s/>implementacje<text:s/>metod: do tworzenia nowego produktu; do wyszukiwania wszystkich produktów, z wykorzystaniem identyfikatora, nazwy produktu, kategorii produktu; do aktualizowania i do usuwania produktu.</text:p>
      <text:soft-page-break/>
      <text:p text:style-name="Normal">CartRepository –<text:s/>serwis<text:s/>koszyka zakupów<text:s/>posiada<text:s/>implementacje<text:s/>metod: do tworzenia nowego koszyka; do wyszukiwania wszystkich koszyków, z wykorzystaniem identyfikatora; do aktualizowania i do usuwania koszyka.</text:p>
      <text:p text:style-name="Normal">OrderRepository –<text:s/>serwis<text:s/>zamówienia<text:s/>posiada<text:s/>implementacje<text:s/>metod: do tworzenia nowego zamówienia; do wyszukiwania wszystkich zamówień, z wykorzystaniem identyfikatora, statusu zamówienia, nazwy użytkownika; do aktualizowania zamówienia.</text:p>
      <text:p text:style-name="Normal"/>
      <text:p text:style-name="P4">Kontrolery:</text:p>
      <text:p text:style-name="P5">UserController<text:s/>–<text:s/>kontroler posiada endpointy<text:s/></text:p>
      <text:p text:style-name="P6">ProductCategoryController<text:s/>–<text:s/></text:p>
      <text:p text:style-name="P7">ProductController<text:s/>–<text:s/></text:p>
      <text:p text:style-name="P8">CartController<text:s/>–</text:p>
      <text:p text:style-name="P9">OrderController<text:s/>–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otr Musiał</meta:initial-creator>
    <dc:creator>Piotr Musiał</dc:creator>
    <meta:creation-date>2020-06-27T11:01:00Z</meta:creation-date>
    <dc:date>2020-06-27T12:08:00Z</dc:date>
    <meta:template xlink:href="Normal.dotm" xlink:type="simple"/>
    <meta:editing-cycles>3</meta:editing-cycles>
    <meta:editing-duration>PT4020S</meta:editing-duration>
    <meta:document-statistic meta:page-count="2" meta:paragraph-count="5" meta:word-count="412" meta:character-count="2885" meta:row-count="20" meta:non-whitespace-character-count="2478"/>
  </office:meta>
</office:document-meta>
</file>